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9ee43" officeooo:paragraph-rsid="0009ee43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09ee43" officeooo:paragraph-rsid="0009ee43" style:font-weight-asian="normal" style:font-weight-complex="normal"/>
    </style:style>
    <style:style style:name="T1" style:family="text">
      <style:text-properties officeooo:rsid="000a24e1"/>
    </style:style>
    <style:style style:name="T2" style:family="text">
      <style:text-properties fo:font-style="italic" officeooo:rsid="000a24e1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ção:</text:p>
      <text:p text:style-name="P1"/>
      <text:p text:style-name="P2">O presente relatório tem como objetivo explicar a conceção da 4º fase do projeto que consistita na construção gradual de um sistema solar. Como seria de esperar, nesta fase será utilizado tudo o que foi desenvolvido nas fases anteriores e serão acrescentadas novas funcionalidades que obrigarão a algumas alterações no trabalho já realizado. O principal objetivo seria então acrescentar ao nosso sistema solar, em particular aos elementos que o constituem, iluminação e texturas. <text:span text:style-name="T1">Para isso foram necessárias varias alterações em vários componentes, uma vez que o gerador precisava de gerar estas novas coordenadas, o parser precisava de ter a capacidade de as reconhecer, o criador de XML <text:s/>precisava de as referir (ficheiro de texturas utilizado e tipo de iluminação) e o motor precisava de as aplicar. Se tudo isto fosse implementado com sucesso o próximo objetivo seria a criação de uma camera em terceira pessoa e a integração de um mecanismo de </text:span><text:span text:style-name="T2">view frustum culling</text:span><text:span text:style-name="T1">, que iria aumentar significativamente a performance do nosso sistema solar. 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0T11:02:38.925028587</meta:creation-date>
    <dc:date>2018-05-20T11:25:02.024218686</dc:date>
    <meta:editing-duration>PT2M2S</meta:editing-duration>
    <meta:editing-cycles>1</meta:editing-cycles>
    <meta:document-statistic meta:table-count="0" meta:image-count="0" meta:object-count="0" meta:page-count="1" meta:paragraph-count="2" meta:word-count="166" meta:character-count="1057" meta:non-whitespace-character-count="891"/>
    <meta:generator>LibreOffice/5.4.5.1$Linux_X86_64 LibreOffice_project/40m0$Build-1</meta:generator>
  </office:meta>
</office:document-meta>
</file>